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5e8" officeooo:paragraph-rsid="000535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D 6/2012</text:p>
      <text:p text:style-name="P1">RD 1/2021</text:p>
      <text:p text:style-name="P1">RCS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6:56:04.486115960</meta:creation-date>
    <dc:date>2025-01-07T16:57:21.361405909</dc:date>
    <meta:editing-duration>PT1M17S</meta:editing-duration>
    <meta:editing-cycles>1</meta:editing-cycles>
    <meta:document-statistic meta:table-count="0" meta:image-count="0" meta:object-count="0" meta:page-count="1" meta:paragraph-count="3" meta:word-count="5" meta:character-count="22" meta:non-whitespace-character-count="19"/>
    <meta:generator>LibreOffice/7.3.7.2$Linux_X86_64 LibreOffice_project/30$Build-2</meta:generator>
  </office:meta>
</office:document-meta>
</file>